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af0" officeooo:paragraph-rsid="0006e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orm with validation</text:p>
      <text:p text:style-name="P1">2. Email validation</text:p>
      <text:p text:style-name="P1">3. Prime numbers</text:p>
      <text:p text:style-name="P1">4. Fibonocchi numbers</text:p>
      <text:p text:style-name="P1">5. addition and subtraction of numbe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1:12:21.355693716</meta:creation-date>
    <meta:generator>LibreOffice/6.1.3.1$Linux_X86_64 LibreOffice_project/10$Build-1</meta:generator>
    <dc:date>2018-11-10T11:14:05.306785357</dc:date>
    <meta:editing-duration>PT1M44S</meta:editing-duration>
    <meta:editing-cycles>1</meta:editing-cycles>
    <meta:document-statistic meta:table-count="0" meta:image-count="0" meta:object-count="0" meta:page-count="1" meta:paragraph-count="5" meta:word-count="19" meta:character-count="117" meta:non-whitespace-character-count="103"/>
  </office:meta>
</office:document-meta>
</file>